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7" style:family="table-column">
      <style:table-column-properties fo:break-before="auto" style:column-width="52mm"/>
    </style:style>
    <style:style style:name="co2" style:family="table-column">
      <style:table-column-properties fo:break-before="auto" style:column-width="49.37mm"/>
    </style:style>
    <style:style style:name="co3" style:family="table-column">
      <style:table-column-properties fo:break-before="auto" style:column-width="23.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3.21mm"/>
    </style:style>
    <style:style style:name="co6" style:family="table-column">
      <style:table-column-properties fo:break-before="auto" style:column-width="38.93mm"/>
    </style:style>
    <style:style style:name="co8" style:family="table-column">
      <style:table-column-properties fo:break-before="auto" style:column-width="38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cell-protect="protected" style:print-content="true"/>
    </style:style>
    <style:style style:name="ce7" style:family="table-cell" style:parent-style-name="APROV_20_NOTA" style:data-style-name="N0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</style:style>
    <style:style style:name="ce10" style:family="table-cell" style:parent-style-name="EXAME">
      <style:table-cell-properties fo:background-color="transparent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</office:automatic-styles>
  <office:body>
    <office:spreadsheet>
      <table:calculation-settings table:automatic-find-labels="false" table:use-regular-expressions="false" table:use-wildcards="true"/>
      <table:table table:name="Planilha2" table:style-name="ta1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number-columns-repeated="6" table:default-cell-style-name="Default"/>
        <table:table-column table:style-name="co5" table:default-cell-style-name="ce2"/>
        <table:table-column table:style-name="co4" table:number-columns-repeated="2" table:default-cell-style-name="ce2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Sobrenome</text:p>
          </table:table-cell>
          <table:table-cell table:style-name="ce1" office:value-type="string" calcext:value-type="string">
            <text:p>Nota1</text:p>
          </table:table-cell>
          <table:table-cell table:style-name="ce1" office:value-type="string" calcext:value-type="string">
            <text:p>Nota2</text:p>
          </table:table-cell>
          <table:table-cell table:style-name="ce1" office:value-type="string" calcext:value-type="string">
            <text:p>Nota3</text:p>
          </table:table-cell>
          <table:table-cell table:style-name="ce1" office:value-type="string" calcext:value-type="string">
            <text:p>Nota4</text:p>
          </table:table-cell>
          <table:table-cell table:style-name="ce1" office:value-type="string" calcext:value-type="string">
            <text:p>Faltas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AVALIAÇÃO</text:p>
          </table:table-cell>
          <table:table-cell table:style-name="ce3" office:value-type="string" calcext:value-type="string">
            <text:p>CARG HOR</text:p>
          </table:table-cell>
          <table:table-cell table:style-name="ce9" office:value-type="float" office:value="34" calcext:value-type="float">
            <text:p>34</text:p>
          </table:table-cell>
          <table:table-cell table:style-name="APROV_20_NOTA"/>
          <table:table-cell table:style-name="ce1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ame 1</text:p>
          </table:table-cell>
          <table:table-cell office:value-type="string" calcext:value-type="string">
            <text:p>Last name 1</text:p>
          </table:table-cell>
          <table:table-cell table:style-name="ce6" table:number-columns-repeated="5"/>
          <table:table-cell table:style-name="ce2" table:formula="of:=AVERAGE([.C2:.F2])" office:value-type="string" office:string-value="" calcext:value-type="error">
            <text:p>#DIV/0!</text:p>
          </table:table-cell>
          <table:table-cell table:style-name="ce7" table:formula="of:=IF([.G2]&gt;([.K$1]*[.K$2]%);&quot;REPROV FALTA&quot;&amp;T(ORG.OPENOFFICE.STYLE(&quot;REPROV FALTAS&quot;));IF([.H2]&gt;=[.K$3];&quot;APROV NOTA&quot;&amp;T(ORG.OPENOFFICE.STYLE(&quot;APROV NOTA&quot;));IF(AND([.H2]&gt;=5;[.H2]&lt;[.K$3]);&quot;EXAME&quot;&amp;T(ORG.OPENOFFICE.STYLE(&quot;EXAME&quot;));&quot;REPROV NOTA&quot;&amp;T(ORG.OPENOFFICE.STYLE(&quot;REPROV NOTA&quot;)))))" office:value-type="string" office:string-value="" calcext:value-type="error">
            <text:p>#DIV/0!</text:p>
          </table:table-cell>
          <table:table-cell office:value-type="string" calcext:value-type="string">
            <text:p>% FALTAS</text:p>
          </table:table-cell>
          <table:table-cell table:style-name="ce9" office:value-type="float" office:value="25" calcext:value-type="float">
            <text:p>25</text:p>
          </table:table-cell>
          <table:table-cell table:style-name="REPROV_20_NOTA"/>
          <table:table-cell table:number-columns-repeated="5"/>
        </table:table-row>
        <table:table-row table:style-name="ro1">
          <table:table-cell office:value-type="string" calcext:value-type="string">
            <text:p>Name 2</text:p>
          </table:table-cell>
          <table:table-cell office:value-type="string" calcext:value-type="string">
            <text:p>Last name 2</text:p>
          </table:table-cell>
          <table:table-cell table:style-name="ce6" table:number-columns-repeated="5"/>
          <table:table-cell table:style-name="ce2" table:formula="of:=AVERAGE([.C3:.F3])" office:value-type="string" office:string-value="" calcext:value-type="error">
            <text:p>#DIV/0!</text:p>
          </table:table-cell>
          <table:table-cell table:style-name="ce7" table:formula="of:=IF([.G3]&gt;([.K$1]*[.K$2]%);&quot;REPROV FALTA&quot;&amp;T(ORG.OPENOFFICE.STYLE(&quot;REPROV FALTAS&quot;));IF([.H3]&gt;=[.K$3];&quot;APROV NOTA&quot;&amp;T(ORG.OPENOFFICE.STYLE(&quot;APROV NOTA&quot;));IF(AND([.H3]&gt;=5;[.H3]&lt;[.K$3]);&quot;EXAME&quot;&amp;T(ORG.OPENOFFICE.STYLE(&quot;EXAME&quot;));&quot;REPROV NOTA&quot;&amp;T(ORG.OPENOFFICE.STYLE(&quot;REPROV NOTA&quot;)))))" office:value-type="string" office:string-value="" calcext:value-type="error">
            <text:p>#DIV/0!</text:p>
          </table:table-cell>
          <table:table-cell office:value-type="string" calcext:value-type="string">
            <text:p>MÉDIA</text:p>
          </table:table-cell>
          <table:table-cell table:style-name="ce9" office:value-type="float" office:value="7" calcext:value-type="float">
            <text:p>7</text:p>
          </table:table-cell>
          <table:table-cell table:style-name="ce10"/>
          <table:table-cell table:number-columns-repeated="5"/>
        </table:table-row>
        <table:table-row table:style-name="ro1">
          <table:table-cell office:value-type="string" calcext:value-type="string">
            <text:p>Name 3</text:p>
          </table:table-cell>
          <table:table-cell office:value-type="string" calcext:value-type="string">
            <text:p>Last name 3</text:p>
          </table:table-cell>
          <table:table-cell table:style-name="ce6" table:number-columns-repeated="5"/>
          <table:table-cell table:style-name="ce2" table:formula="of:=AVERAGE([.C4:.G4])" office:value-type="string" office:string-value="" calcext:value-type="error">
            <text:p>#DIV/0!</text:p>
          </table:table-cell>
          <table:table-cell table:style-name="ce7" table:formula="of:=IF([.G4]&gt;([.K$1]*[.K$2]%);&quot;REPROV FALTA&quot;&amp;T(ORG.OPENOFFICE.STYLE(&quot;REPROV FALTAS&quot;));IF([.H4]&gt;=[.K$3];&quot;APROV NOTA&quot;&amp;T(ORG.OPENOFFICE.STYLE(&quot;APROV NOTA&quot;));IF(AND([.H4]&gt;=5;[.H4]&lt;[.K$3]);&quot;EXAME&quot;&amp;T(ORG.OPENOFFICE.STYLE(&quot;EXAME&quot;));&quot;REPROV NOTA&quot;&amp;T(ORG.OPENOFFICE.STYLE(&quot;REPROV NOTA&quot;)))))" office:value-type="string" office:string-value="" calcext:value-type="error">
            <text:p>#DIV/0!</text:p>
          </table:table-cell>
          <table:table-cell table:number-columns-repeated="2"/>
          <table:table-cell table:style-name="REPROV_20_FALTAS"/>
          <table:table-cell table:number-columns-repeated="5"/>
        </table:table-row>
        <table:table-row table:style-name="ro1">
          <table:table-cell office:value-type="string" calcext:value-type="string">
            <text:p>Name 4</text:p>
          </table:table-cell>
          <table:table-cell office:value-type="string" calcext:value-type="string">
            <text:p>Last name 4</text:p>
          </table:table-cell>
          <table:table-cell table:style-name="ce6" table:number-columns-repeated="5"/>
          <table:table-cell table:style-name="ce2" table:formula="of:=AVERAGE([.C5:.G5])" office:value-type="string" office:string-value="" calcext:value-type="error">
            <text:p>#DIV/0!</text:p>
          </table:table-cell>
          <table:table-cell table:style-name="ce7" table:formula="of:=IF([.G5]&gt;([.K$1]*[.K$2]%);&quot;REPROV FALTA&quot;&amp;T(ORG.OPENOFFICE.STYLE(&quot;REPROV FALTAS&quot;));IF([.H5]&gt;=[.K$3];&quot;APROV NOTA&quot;&amp;T(ORG.OPENOFFICE.STYLE(&quot;APROV NOTA&quot;));IF(AND([.H5]&gt;=5;[.H5]&lt;[.K$3]);&quot;EXAME&quot;&amp;T(ORG.OPENOFFICE.STYLE(&quot;EXAME&quot;));&quot;REPROV NOTA&quot;&amp;T(ORG.OPENOFFICE.STYLE(&quot;REPROV NOTA&quot;))))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 5</text:p>
          </table:table-cell>
          <table:table-cell office:value-type="string" calcext:value-type="string">
            <text:p>Last name 5</text:p>
          </table:table-cell>
          <table:table-cell table:style-name="ce6" table:number-columns-repeated="5"/>
          <table:table-cell table:style-name="ce2" table:formula="of:=AVERAGE([.C6:.G6])" office:value-type="string" office:string-value="" calcext:value-type="error">
            <text:p>#DIV/0!</text:p>
          </table:table-cell>
          <table:table-cell table:style-name="ce7" table:formula="of:=IF([.G6]&gt;([.K$1]*[.K$2]%);&quot;REPROV FALTA&quot;&amp;T(ORG.OPENOFFICE.STYLE(&quot;REPROV FALTAS&quot;));IF([.H6]&gt;=[.K$3];&quot;APROV NOTA&quot;&amp;T(ORG.OPENOFFICE.STYLE(&quot;APROV NOTA&quot;));IF(AND([.H6]&gt;=5;[.H6]&lt;[.K$3]);&quot;EXAME&quot;&amp;T(ORG.OPENOFFICE.STYLE(&quot;EXAME&quot;));&quot;REPROV NOTA&quot;&amp;T(ORG.OPENOFFICE.STYLE(&quot;REPROV NOTA&quot;))))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 6</text:p>
          </table:table-cell>
          <table:table-cell office:value-type="string" calcext:value-type="string">
            <text:p>Last name 6</text:p>
          </table:table-cell>
          <table:table-cell table:style-name="ce6" table:number-columns-repeated="5"/>
          <table:table-cell table:style-name="ce2" table:formula="of:=AVERAGE([.C7:.G7])" office:value-type="string" office:string-value="" calcext:value-type="error">
            <text:p>#DIV/0!</text:p>
          </table:table-cell>
          <table:table-cell table:style-name="ce7" table:formula="of:=IF([.G7]&gt;([.K$1]*[.K$2]%);&quot;REPROV FALTA&quot;&amp;T(ORG.OPENOFFICE.STYLE(&quot;REPROV FALTAS&quot;));IF([.H7]&gt;=[.K$3];&quot;APROV NOTA&quot;&amp;T(ORG.OPENOFFICE.STYLE(&quot;APROV NOTA&quot;));IF(AND([.H7]&gt;=5;[.H7]&lt;[.K$3]);&quot;EXAME&quot;&amp;T(ORG.OPENOFFICE.STYLE(&quot;EXAME&quot;));&quot;REPROV NOTA&quot;&amp;T(ORG.OPENOFFICE.STYLE(&quot;REPROV NOTA&quot;))))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 7</text:p>
          </table:table-cell>
          <table:table-cell office:value-type="string" calcext:value-type="string">
            <text:p>Last name 7</text:p>
          </table:table-cell>
          <table:table-cell table:style-name="ce6" table:number-columns-repeated="5"/>
          <table:table-cell table:style-name="ce2" table:formula="of:=AVERAGE([.C8:.G8])" office:value-type="string" office:string-value="" calcext:value-type="error">
            <text:p>#DIV/0!</text:p>
          </table:table-cell>
          <table:table-cell table:style-name="ce7" table:formula="of:=IF([.G8]&gt;([.K$1]*[.K$2]%);&quot;REPROV FALTA&quot;&amp;T(ORG.OPENOFFICE.STYLE(&quot;REPROV FALTAS&quot;));IF([.H8]&gt;=[.K$3];&quot;APROV NOTA&quot;&amp;T(ORG.OPENOFFICE.STYLE(&quot;APROV NOTA&quot;));IF(AND([.H8]&gt;=5;[.H8]&lt;[.K$3]);&quot;EXAME&quot;&amp;T(ORG.OPENOFFICE.STYLE(&quot;EXAME&quot;));&quot;REPROV NOTA&quot;&amp;T(ORG.OPENOFFICE.STYLE(&quot;REPROV NOTA&quot;))))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 8</text:p>
          </table:table-cell>
          <table:table-cell office:value-type="string" calcext:value-type="string">
            <text:p>Last name 8</text:p>
          </table:table-cell>
          <table:table-cell table:style-name="ce6" table:number-columns-repeated="5"/>
          <table:table-cell table:style-name="ce2" table:formula="of:=AVERAGE([.C9:.G9])" office:value-type="string" office:string-value="" calcext:value-type="error">
            <text:p>#DIV/0!</text:p>
          </table:table-cell>
          <table:table-cell table:style-name="ce7" table:formula="of:=IF([.G9]&gt;([.K$1]*[.K$2]%);&quot;REPROV FALTA&quot;&amp;T(ORG.OPENOFFICE.STYLE(&quot;REPROV FALTAS&quot;));IF([.H9]&gt;=[.K$3];&quot;APROV NOTA&quot;&amp;T(ORG.OPENOFFICE.STYLE(&quot;APROV NOTA&quot;));IF(AND([.H9]&gt;=5;[.H9]&lt;[.K$3]);&quot;EXAME&quot;&amp;T(ORG.OPENOFFICE.STYLE(&quot;EXAME&quot;));&quot;REPROV NOTA&quot;&amp;T(ORG.OPENOFFICE.STYLE(&quot;REPROV NOTA&quot;))))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 9</text:p>
          </table:table-cell>
          <table:table-cell office:value-type="string" calcext:value-type="string">
            <text:p>Last name 9</text:p>
          </table:table-cell>
          <table:table-cell table:style-name="ce6" table:number-columns-repeated="5"/>
          <table:table-cell table:style-name="ce2" table:formula="of:=AVERAGE([.C10:.G10])" office:value-type="string" office:string-value="" calcext:value-type="error">
            <text:p>#DIV/0!</text:p>
          </table:table-cell>
          <table:table-cell table:style-name="ce7" table:formula="of:=IF([.G10]&gt;([.K$1]*[.K$2]%);&quot;REPROV FALTA&quot;&amp;T(ORG.OPENOFFICE.STYLE(&quot;REPROV FALTAS&quot;));IF([.H10]&gt;=[.K$3];&quot;APROV NOTA&quot;&amp;T(ORG.OPENOFFICE.STYLE(&quot;APROV NOTA&quot;));IF(AND([.H10]&gt;=5;[.H10]&lt;[.K$3]);&quot;EXAME&quot;&amp;T(ORG.OPENOFFICE.STYLE(&quot;EXAME&quot;));&quot;REPROV NOTA&quot;&amp;T(ORG.OPENOFFICE.STYLE(&quot;REPROV NOTA&quot;))))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 10</text:p>
          </table:table-cell>
          <table:table-cell office:value-type="string" calcext:value-type="string">
            <text:p>Last name 10</text:p>
          </table:table-cell>
          <table:table-cell table:style-name="ce6" table:number-columns-repeated="5"/>
          <table:table-cell table:style-name="ce2" table:formula="of:=AVERAGE([.C11:.G11])" office:value-type="string" office:string-value="" calcext:value-type="error">
            <text:p>#DIV/0!</text:p>
          </table:table-cell>
          <table:table-cell table:style-name="ce7" table:formula="of:=IF([.G11]&gt;([.K$1]*[.K$2]%);&quot;REPROV FALTA&quot;&amp;T(ORG.OPENOFFICE.STYLE(&quot;REPROV FALTAS&quot;));IF([.H11]&gt;=[.K$3];&quot;APROV NOTA&quot;&amp;T(ORG.OPENOFFICE.STYLE(&quot;APROV NOTA&quot;));IF(AND([.H11]&gt;=5;[.H11]&lt;[.K$3]);&quot;EXAME&quot;&amp;T(ORG.OPENOFFICE.STYLE(&quot;EXAME&quot;));&quot;REPROV NOTA&quot;&amp;T(ORG.OPENOFFICE.STYLE(&quot;REPROV NOTA&quot;))))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 11</text:p>
          </table:table-cell>
          <table:table-cell office:value-type="string" calcext:value-type="string">
            <text:p>Last name 11</text:p>
          </table:table-cell>
          <table:table-cell table:style-name="ce6" table:number-columns-repeated="5"/>
          <table:table-cell table:style-name="ce2" table:formula="of:=AVERAGE([.C12:.G12])" office:value-type="string" office:string-value="" calcext:value-type="error">
            <text:p>#DIV/0!</text:p>
          </table:table-cell>
          <table:table-cell table:style-name="ce7" table:formula="of:=IF([.G12]&gt;([.K$1]*[.K$2]%);&quot;REPROV FALTA&quot;&amp;T(ORG.OPENOFFICE.STYLE(&quot;REPROV FALTAS&quot;));IF([.H12]&gt;=[.K$3];&quot;APROV NOTA&quot;&amp;T(ORG.OPENOFFICE.STYLE(&quot;APROV NOTA&quot;));IF(AND([.H12]&gt;=5;[.H12]&lt;[.K$3]);&quot;EXAME&quot;&amp;T(ORG.OPENOFFICE.STYLE(&quot;EXAME&quot;));&quot;REPROV NOTA&quot;&amp;T(ORG.OPENOFFICE.STYLE(&quot;REPROV NOTA&quot;))))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 12</text:p>
          </table:table-cell>
          <table:table-cell office:value-type="string" calcext:value-type="string">
            <text:p>Last name 12</text:p>
          </table:table-cell>
          <table:table-cell table:style-name="ce6" table:number-columns-repeated="5"/>
          <table:table-cell table:style-name="ce2" table:formula="of:=AVERAGE([.C13:.G13])" office:value-type="string" office:string-value="" calcext:value-type="error">
            <text:p>#DIV/0!</text:p>
          </table:table-cell>
          <table:table-cell table:style-name="ce7" table:formula="of:=IF([.G13]&gt;([.K$1]*[.K$2]%);&quot;REPROV FALTA&quot;&amp;T(ORG.OPENOFFICE.STYLE(&quot;REPROV FALTAS&quot;));IF([.H13]&gt;=[.K$3];&quot;APROV NOTA&quot;&amp;T(ORG.OPENOFFICE.STYLE(&quot;APROV NOTA&quot;));IF(AND([.H13]&gt;=5;[.H13]&lt;[.K$3]);&quot;EXAME&quot;&amp;T(ORG.OPENOFFICE.STYLE(&quot;EXAME&quot;));&quot;REPROV NOTA&quot;&amp;T(ORG.OPENOFFICE.STYLE(&quot;REPROV NOTA&quot;))))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 13</text:p>
          </table:table-cell>
          <table:table-cell office:value-type="string" calcext:value-type="string">
            <text:p>Last name 13</text:p>
          </table:table-cell>
          <table:table-cell table:style-name="ce6" table:number-columns-repeated="5"/>
          <table:table-cell table:style-name="ce2" table:formula="of:=AVERAGE([.C14:.G14])" office:value-type="string" office:string-value="" calcext:value-type="error">
            <text:p>#DIV/0!</text:p>
          </table:table-cell>
          <table:table-cell table:style-name="ce7" table:formula="of:=IF([.G14]&gt;([.K$1]*[.K$2]%);&quot;REPROV FALTA&quot;&amp;T(ORG.OPENOFFICE.STYLE(&quot;REPROV FALTAS&quot;));IF([.H14]&gt;=[.K$3];&quot;APROV NOTA&quot;&amp;T(ORG.OPENOFFICE.STYLE(&quot;APROV NOTA&quot;));IF(AND([.H14]&gt;=5;[.H14]&lt;[.K$3]);&quot;EXAME&quot;&amp;T(ORG.OPENOFFICE.STYLE(&quot;EXAME&quot;));&quot;REPROV NOTA&quot;&amp;T(ORG.OPENOFFICE.STYLE(&quot;REPROV NOTA&quot;))))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 14</text:p>
          </table:table-cell>
          <table:table-cell office:value-type="string" calcext:value-type="string">
            <text:p>Last name 14</text:p>
          </table:table-cell>
          <table:table-cell table:style-name="ce6" table:number-columns-repeated="5"/>
          <table:table-cell table:style-name="ce2" table:formula="of:=AVERAGE([.C15:.G15])" office:value-type="string" office:string-value="" calcext:value-type="error">
            <text:p>#DIV/0!</text:p>
          </table:table-cell>
          <table:table-cell table:style-name="ce7" table:formula="of:=IF([.G15]&gt;([.K$1]*[.K$2]%);&quot;REPROV FALTA&quot;&amp;T(ORG.OPENOFFICE.STYLE(&quot;REPROV FALTAS&quot;));IF([.H15]&gt;=[.K$3];&quot;APROV NOTA&quot;&amp;T(ORG.OPENOFFICE.STYLE(&quot;APROV NOTA&quot;));IF(AND([.H15]&gt;=5;[.H15]&lt;[.K$3]);&quot;EXAME&quot;&amp;T(ORG.OPENOFFICE.STYLE(&quot;EXAME&quot;));&quot;REPROV NOTA&quot;&amp;T(ORG.OPENOFFICE.STYLE(&quot;REPROV NOTA&quot;))))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 15</text:p>
          </table:table-cell>
          <table:table-cell office:value-type="string" calcext:value-type="string">
            <text:p>Last name 15</text:p>
          </table:table-cell>
          <table:table-cell table:style-name="ce6" table:number-columns-repeated="5"/>
          <table:table-cell table:style-name="ce2" table:formula="of:=AVERAGE([.C16:.G16])" office:value-type="string" office:string-value="" calcext:value-type="error">
            <text:p>#DIV/0!</text:p>
          </table:table-cell>
          <table:table-cell table:style-name="ce7" table:formula="of:=IF([.G16]&gt;([.K$1]*[.K$2]%);&quot;REPROV FALTA&quot;&amp;T(ORG.OPENOFFICE.STYLE(&quot;REPROV FALTAS&quot;));IF([.H16]&gt;=[.K$3];&quot;APROV NOTA&quot;&amp;T(ORG.OPENOFFICE.STYLE(&quot;APROV NOTA&quot;));IF(AND([.H16]&gt;=5;[.H16]&lt;[.K$3]);&quot;EXAME&quot;&amp;T(ORG.OPENOFFICE.STYLE(&quot;EXAME&quot;));&quot;REPROV NOTA&quot;&amp;T(ORG.OPENOFFICE.STYLE(&quot;REPROV NOTA&quot;))))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 16</text:p>
          </table:table-cell>
          <table:table-cell office:value-type="string" calcext:value-type="string">
            <text:p>Last name 16</text:p>
          </table:table-cell>
          <table:table-cell table:style-name="ce6" table:number-columns-repeated="5"/>
          <table:table-cell table:style-name="ce2" table:formula="of:=AVERAGE([.C17:.G17])" office:value-type="string" office:string-value="" calcext:value-type="error">
            <text:p>#DIV/0!</text:p>
          </table:table-cell>
          <table:table-cell table:style-name="ce7" table:formula="of:=IF([.G17]&gt;([.K$1]*[.K$2]%);&quot;REPROV FALTA&quot;&amp;T(ORG.OPENOFFICE.STYLE(&quot;REPROV FALTAS&quot;));IF([.H17]&gt;=[.K$3];&quot;APROV NOTA&quot;&amp;T(ORG.OPENOFFICE.STYLE(&quot;APROV NOTA&quot;));IF(AND([.H17]&gt;=5;[.H17]&lt;[.K$3]);&quot;EXAME&quot;&amp;T(ORG.OPENOFFICE.STYLE(&quot;EXAME&quot;));&quot;REPROV NOTA&quot;&amp;T(ORG.OPENOFFICE.STYLE(&quot;REPROV NOTA&quot;))))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 17</text:p>
          </table:table-cell>
          <table:table-cell office:value-type="string" calcext:value-type="string">
            <text:p>Last name 17</text:p>
          </table:table-cell>
          <table:table-cell table:style-name="ce6" table:number-columns-repeated="5"/>
          <table:table-cell table:style-name="ce2" table:formula="of:=AVERAGE([.C18:.G18])" office:value-type="string" office:string-value="" calcext:value-type="error">
            <text:p>#DIV/0!</text:p>
          </table:table-cell>
          <table:table-cell table:style-name="ce7" table:formula="of:=IF([.G18]&gt;([.K$1]*[.K$2]%);&quot;REPROV FALTA&quot;&amp;T(ORG.OPENOFFICE.STYLE(&quot;REPROV FALTAS&quot;));IF([.H18]&gt;=[.K$3];&quot;APROV NOTA&quot;&amp;T(ORG.OPENOFFICE.STYLE(&quot;APROV NOTA&quot;));IF(AND([.H18]&gt;=5;[.H18]&lt;[.K$3]);&quot;EXAME&quot;&amp;T(ORG.OPENOFFICE.STYLE(&quot;EXAME&quot;));&quot;REPROV NOTA&quot;&amp;T(ORG.OPENOFFICE.STYLE(&quot;REPROV NOTA&quot;))))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 18</text:p>
          </table:table-cell>
          <table:table-cell office:value-type="string" calcext:value-type="string">
            <text:p>Last name 18</text:p>
          </table:table-cell>
          <table:table-cell table:style-name="ce6" table:number-columns-repeated="5"/>
          <table:table-cell table:style-name="ce2" table:formula="of:=AVERAGE([.C19:.G19])" office:value-type="string" office:string-value="" calcext:value-type="error">
            <text:p>#DIV/0!</text:p>
          </table:table-cell>
          <table:table-cell table:style-name="ce7" table:formula="of:=IF([.G19]&gt;([.K$1]*[.K$2]%);&quot;REPROV FALTA&quot;&amp;T(ORG.OPENOFFICE.STYLE(&quot;REPROV FALTAS&quot;));IF([.H19]&gt;=[.K$3];&quot;APROV NOTA&quot;&amp;T(ORG.OPENOFFICE.STYLE(&quot;APROV NOTA&quot;));IF(AND([.H19]&gt;=5;[.H19]&lt;[.K$3]);&quot;EXAME&quot;&amp;T(ORG.OPENOFFICE.STYLE(&quot;EXAME&quot;));&quot;REPROV NOTA&quot;&amp;T(ORG.OPENOFFICE.STYLE(&quot;REPROV NOTA&quot;))))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 19</text:p>
          </table:table-cell>
          <table:table-cell office:value-type="string" calcext:value-type="string">
            <text:p>Last name 19</text:p>
          </table:table-cell>
          <table:table-cell table:style-name="ce6" table:number-columns-repeated="5"/>
          <table:table-cell table:style-name="ce2" table:formula="of:=AVERAGE([.C20:.G20])" office:value-type="string" office:string-value="" calcext:value-type="error">
            <text:p>#DIV/0!</text:p>
          </table:table-cell>
          <table:table-cell table:style-name="ce7" table:formula="of:=IF([.G20]&gt;([.K$1]*[.K$2]%);&quot;REPROV FALTA&quot;&amp;T(ORG.OPENOFFICE.STYLE(&quot;REPROV FALTAS&quot;));IF([.H20]&gt;=[.K$3];&quot;APROV NOTA&quot;&amp;T(ORG.OPENOFFICE.STYLE(&quot;APROV NOTA&quot;));IF(AND([.H20]&gt;=5;[.H20]&lt;[.K$3]);&quot;EXAME&quot;&amp;T(ORG.OPENOFFICE.STYLE(&quot;EXAME&quot;));&quot;REPROV NOTA&quot;&amp;T(ORG.OPENOFFICE.STYLE(&quot;REPROV NOTA&quot;))))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 20</text:p>
          </table:table-cell>
          <table:table-cell office:value-type="string" calcext:value-type="string">
            <text:p>Last name 20</text:p>
          </table:table-cell>
          <table:table-cell table:style-name="ce6" table:number-columns-repeated="5"/>
          <table:table-cell table:style-name="ce2" table:formula="of:=AVERAGE([.C21:.G21])" office:value-type="string" office:string-value="" calcext:value-type="error">
            <text:p>#DIV/0!</text:p>
          </table:table-cell>
          <table:table-cell table:style-name="ce7" table:formula="of:=IF([.G21]&gt;([.K$1]*[.K$2]%);&quot;REPROV FALTA&quot;&amp;T(ORG.OPENOFFICE.STYLE(&quot;REPROV FALTAS&quot;));IF([.H21]&gt;=[.K$3];&quot;APROV NOTA&quot;&amp;T(ORG.OPENOFFICE.STYLE(&quot;APROV NOTA&quot;));IF(AND([.H21]&gt;=5;[.H21]&lt;[.K$3]);&quot;EXAME&quot;&amp;T(ORG.OPENOFFICE.STYLE(&quot;EXAME&quot;));&quot;REPROV NOTA&quot;&amp;T(ORG.OPENOFFICE.STYLE(&quot;REPROV NOTA&quot;))))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 21</text:p>
          </table:table-cell>
          <table:table-cell office:value-type="string" calcext:value-type="string">
            <text:p>Last name 21</text:p>
          </table:table-cell>
          <table:table-cell table:style-name="ce6" table:number-columns-repeated="5"/>
          <table:table-cell table:style-name="ce2" table:formula="of:=AVERAGE([.C22:.G22])" office:value-type="string" office:string-value="" calcext:value-type="error">
            <text:p>#DIV/0!</text:p>
          </table:table-cell>
          <table:table-cell table:style-name="ce7" table:formula="of:=IF([.G22]&gt;([.K$1]*[.K$2]%);&quot;REPROV FALTA&quot;&amp;T(ORG.OPENOFFICE.STYLE(&quot;REPROV FALTAS&quot;));IF([.H22]&gt;=[.K$3];&quot;APROV NOTA&quot;&amp;T(ORG.OPENOFFICE.STYLE(&quot;APROV NOTA&quot;));IF(AND([.H22]&gt;=5;[.H22]&lt;[.K$3]);&quot;EXAME&quot;&amp;T(ORG.OPENOFFICE.STYLE(&quot;EXAME&quot;));&quot;REPROV NOTA&quot;&amp;T(ORG.OPENOFFICE.STYLE(&quot;REPROV NOTA&quot;))))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 22</text:p>
          </table:table-cell>
          <table:table-cell office:value-type="string" calcext:value-type="string">
            <text:p>Last name 22</text:p>
          </table:table-cell>
          <table:table-cell table:style-name="ce6" table:number-columns-repeated="5"/>
          <table:table-cell table:style-name="ce2" table:formula="of:=AVERAGE([.C23:.G23])" office:value-type="string" office:string-value="" calcext:value-type="error">
            <text:p>#DIV/0!</text:p>
          </table:table-cell>
          <table:table-cell table:style-name="ce7" table:formula="of:=IF([.G23]&gt;([.K$1]*[.K$2]%);&quot;REPROV FALTA&quot;&amp;T(ORG.OPENOFFICE.STYLE(&quot;REPROV FALTAS&quot;));IF([.H23]&gt;=[.K$3];&quot;APROV NOTA&quot;&amp;T(ORG.OPENOFFICE.STYLE(&quot;APROV NOTA&quot;));IF(AND([.H23]&gt;=5;[.H23]&lt;[.K$3]);&quot;EXAME&quot;&amp;T(ORG.OPENOFFICE.STYLE(&quot;EXAME&quot;));&quot;REPROV NOTA&quot;&amp;T(ORG.OPENOFFICE.STYLE(&quot;REPROV NOTA&quot;))))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 23</text:p>
          </table:table-cell>
          <table:table-cell office:value-type="string" calcext:value-type="string">
            <text:p>Last name 23</text:p>
          </table:table-cell>
          <table:table-cell table:style-name="ce6" table:number-columns-repeated="5"/>
          <table:table-cell table:style-name="ce2" table:formula="of:=AVERAGE([.C24:.G24])" office:value-type="string" office:string-value="" calcext:value-type="error">
            <text:p>#DIV/0!</text:p>
          </table:table-cell>
          <table:table-cell table:style-name="ce7" table:formula="of:=IF([.G24]&gt;([.K$1]*[.K$2]%);&quot;REPROV FALTA&quot;&amp;T(ORG.OPENOFFICE.STYLE(&quot;REPROV FALTAS&quot;));IF([.H24]&gt;=[.K$3];&quot;APROV NOTA&quot;&amp;T(ORG.OPENOFFICE.STYLE(&quot;APROV NOTA&quot;));IF(AND([.H24]&gt;=5;[.H24]&lt;[.K$3]);&quot;EXAME&quot;&amp;T(ORG.OPENOFFICE.STYLE(&quot;EXAME&quot;));&quot;REPROV NOTA&quot;&amp;T(ORG.OPENOFFICE.STYLE(&quot;REPROV NOTA&quot;))))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 24</text:p>
          </table:table-cell>
          <table:table-cell office:value-type="string" calcext:value-type="string">
            <text:p>Last name 24</text:p>
          </table:table-cell>
          <table:table-cell table:style-name="ce6" table:number-columns-repeated="5"/>
          <table:table-cell table:style-name="ce2" table:formula="of:=AVERAGE([.C25:.G25])" office:value-type="string" office:string-value="" calcext:value-type="error">
            <text:p>#DIV/0!</text:p>
          </table:table-cell>
          <table:table-cell table:style-name="ce7" table:formula="of:=IF([.G25]&gt;([.K$1]*[.K$2]%);&quot;REPROV FALTA&quot;&amp;T(ORG.OPENOFFICE.STYLE(&quot;REPROV FALTAS&quot;));IF([.H25]&gt;=[.K$3];&quot;APROV NOTA&quot;&amp;T(ORG.OPENOFFICE.STYLE(&quot;APROV NOTA&quot;));IF(AND([.H25]&gt;=5;[.H25]&lt;[.K$3]);&quot;EXAME&quot;&amp;T(ORG.OPENOFFICE.STYLE(&quot;EXAME&quot;));&quot;REPROV NOTA&quot;&amp;T(ORG.OPENOFFICE.STYLE(&quot;REPROV NOTA&quot;))))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 25</text:p>
          </table:table-cell>
          <table:table-cell office:value-type="string" calcext:value-type="string">
            <text:p>Last name 25</text:p>
          </table:table-cell>
          <table:table-cell table:style-name="ce6" table:number-columns-repeated="5"/>
          <table:table-cell table:style-name="ce2" table:formula="of:=AVERAGE([.C26:.G26])" office:value-type="string" office:string-value="" calcext:value-type="error">
            <text:p>#DIV/0!</text:p>
          </table:table-cell>
          <table:table-cell table:style-name="ce7" table:formula="of:=IF([.G26]&gt;([.K$1]*[.K$2]%);&quot;REPROV FALTA&quot;&amp;T(ORG.OPENOFFICE.STYLE(&quot;REPROV FALTAS&quot;));IF([.H26]&gt;=[.K$3];&quot;APROV NOTA&quot;&amp;T(ORG.OPENOFFICE.STYLE(&quot;APROV NOTA&quot;));IF(AND([.H26]&gt;=5;[.H26]&lt;[.K$3]);&quot;EXAME&quot;&amp;T(ORG.OPENOFFICE.STYLE(&quot;EXAME&quot;));&quot;REPROV NOTA&quot;&amp;T(ORG.OPENOFFICE.STYLE(&quot;REPROV NOTA&quot;))))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 26</text:p>
          </table:table-cell>
          <table:table-cell office:value-type="string" calcext:value-type="string">
            <text:p>Last name 26</text:p>
          </table:table-cell>
          <table:table-cell table:style-name="ce6" table:number-columns-repeated="5"/>
          <table:table-cell table:style-name="ce2" table:formula="of:=AVERAGE([.C27:.G27])" office:value-type="string" office:string-value="" calcext:value-type="error">
            <text:p>#DIV/0!</text:p>
          </table:table-cell>
          <table:table-cell table:style-name="ce7" table:formula="of:=IF([.G27]&gt;([.K$1]*[.K$2]%);&quot;REPROV FALTA&quot;&amp;T(ORG.OPENOFFICE.STYLE(&quot;REPROV FALTAS&quot;));IF([.H27]&gt;=[.K$3];&quot;APROV NOTA&quot;&amp;T(ORG.OPENOFFICE.STYLE(&quot;APROV NOTA&quot;));IF(AND([.H27]&gt;=5;[.H27]&lt;[.K$3]);&quot;EXAME&quot;&amp;T(ORG.OPENOFFICE.STYLE(&quot;EXAME&quot;));&quot;REPROV NOTA&quot;&amp;T(ORG.OPENOFFICE.STYLE(&quot;REPROV NOTA&quot;))))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 27</text:p>
          </table:table-cell>
          <table:table-cell office:value-type="string" calcext:value-type="string">
            <text:p>Last name 27</text:p>
          </table:table-cell>
          <table:table-cell table:style-name="ce6" table:number-columns-repeated="5"/>
          <table:table-cell table:style-name="ce2" table:formula="of:=AVERAGE([.C28:.G28])" office:value-type="string" office:string-value="" calcext:value-type="error">
            <text:p>#DIV/0!</text:p>
          </table:table-cell>
          <table:table-cell table:style-name="ce7" table:formula="of:=IF([.G28]&gt;([.K$1]*[.K$2]%);&quot;REPROV FALTA&quot;&amp;T(ORG.OPENOFFICE.STYLE(&quot;REPROV FALTAS&quot;));IF([.H28]&gt;=[.K$3];&quot;APROV NOTA&quot;&amp;T(ORG.OPENOFFICE.STYLE(&quot;APROV NOTA&quot;));IF(AND([.H28]&gt;=5;[.H28]&lt;[.K$3]);&quot;EXAME&quot;&amp;T(ORG.OPENOFFICE.STYLE(&quot;EXAME&quot;));&quot;REPROV NOTA&quot;&amp;T(ORG.OPENOFFICE.STYLE(&quot;REPROV NOTA&quot;))))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 28</text:p>
          </table:table-cell>
          <table:table-cell office:value-type="string" calcext:value-type="string">
            <text:p>Last name 28</text:p>
          </table:table-cell>
          <table:table-cell table:style-name="ce6" table:number-columns-repeated="5"/>
          <table:table-cell table:style-name="ce2" table:formula="of:=AVERAGE([.C29:.G29])" office:value-type="string" office:string-value="" calcext:value-type="error">
            <text:p>#DIV/0!</text:p>
          </table:table-cell>
          <table:table-cell table:style-name="ce7" table:formula="of:=IF([.G29]&gt;([.K$1]*[.K$2]%);&quot;REPROV FALTA&quot;&amp;T(ORG.OPENOFFICE.STYLE(&quot;REPROV FALTAS&quot;));IF([.H29]&gt;=[.K$3];&quot;APROV NOTA&quot;&amp;T(ORG.OPENOFFICE.STYLE(&quot;APROV NOTA&quot;));IF(AND([.H29]&gt;=5;[.H29]&lt;[.K$3]);&quot;EXAME&quot;&amp;T(ORG.OPENOFFICE.STYLE(&quot;EXAME&quot;));&quot;REPROV NOTA&quot;&amp;T(ORG.OPENOFFICE.STYLE(&quot;REPROV NOTA&quot;))))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 29</text:p>
          </table:table-cell>
          <table:table-cell office:value-type="string" calcext:value-type="string">
            <text:p>Last name 29</text:p>
          </table:table-cell>
          <table:table-cell table:style-name="ce6" table:number-columns-repeated="5"/>
          <table:table-cell table:style-name="ce2" table:formula="of:=AVERAGE([.C30:.G30])" office:value-type="string" office:string-value="" calcext:value-type="error">
            <text:p>#DIV/0!</text:p>
          </table:table-cell>
          <table:table-cell table:style-name="ce7" table:formula="of:=IF([.G30]&gt;([.K$1]*[.K$2]%);&quot;REPROV FALTA&quot;&amp;T(ORG.OPENOFFICE.STYLE(&quot;REPROV FALTAS&quot;));IF([.H30]&gt;=[.K$3];&quot;APROV NOTA&quot;&amp;T(ORG.OPENOFFICE.STYLE(&quot;APROV NOTA&quot;));IF(AND([.H30]&gt;=5;[.H30]&lt;[.K$3]);&quot;EXAME&quot;&amp;T(ORG.OPENOFFICE.STYLE(&quot;EXAME&quot;));&quot;REPROV NOTA&quot;&amp;T(ORG.OPENOFFICE.STYLE(&quot;REPROV NOTA&quot;))))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 30</text:p>
          </table:table-cell>
          <table:table-cell office:value-type="string" calcext:value-type="string">
            <text:p>Last name 30</text:p>
          </table:table-cell>
          <table:table-cell table:style-name="ce6" table:number-columns-repeated="5"/>
          <table:table-cell table:style-name="ce2" table:formula="of:=AVERAGE([.C31:.G31])" office:value-type="string" office:string-value="" calcext:value-type="error">
            <text:p>#DIV/0!</text:p>
          </table:table-cell>
          <table:table-cell table:style-name="ce7" table:formula="of:=IF([.G31]&gt;([.K$1]*[.K$2]%);&quot;REPROV FALTA&quot;&amp;T(ORG.OPENOFFICE.STYLE(&quot;REPROV FALTAS&quot;));IF([.H31]&gt;=[.K$3];&quot;APROV NOTA&quot;&amp;T(ORG.OPENOFFICE.STYLE(&quot;APROV NOTA&quot;));IF(AND([.H31]&gt;=5;[.H31]&lt;[.K$3]);&quot;EXAME&quot;&amp;T(ORG.OPENOFFICE.STYLE(&quot;EXAME&quot;));&quot;REPROV NOTA&quot;&amp;T(ORG.OPENOFFICE.STYLE(&quot;REPROV NOTA&quot;))))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 31</text:p>
          </table:table-cell>
          <table:table-cell office:value-type="string" calcext:value-type="string">
            <text:p>Last name 31</text:p>
          </table:table-cell>
          <table:table-cell table:style-name="ce6" table:number-columns-repeated="5"/>
          <table:table-cell table:style-name="ce2" table:formula="of:=AVERAGE([.C32:.G32])" office:value-type="string" office:string-value="" calcext:value-type="error">
            <text:p>#DIV/0!</text:p>
          </table:table-cell>
          <table:table-cell table:style-name="ce7" table:formula="of:=IF([.G32]&gt;([.K$1]*[.K$2]%);&quot;REPROV FALTA&quot;&amp;T(ORG.OPENOFFICE.STYLE(&quot;REPROV FALTAS&quot;));IF([.H32]&gt;=[.K$3];&quot;APROV NOTA&quot;&amp;T(ORG.OPENOFFICE.STYLE(&quot;APROV NOTA&quot;));IF(AND([.H32]&gt;=5;[.H32]&lt;[.K$3]);&quot;EXAME&quot;&amp;T(ORG.OPENOFFICE.STYLE(&quot;EXAME&quot;));&quot;REPROV NOTA&quot;&amp;T(ORG.OPENOFFICE.STYLE(&quot;REPROV NOTA&quot;))))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 32</text:p>
          </table:table-cell>
          <table:table-cell office:value-type="string" calcext:value-type="string">
            <text:p>Last name 32</text:p>
          </table:table-cell>
          <table:table-cell table:style-name="ce6" table:number-columns-repeated="5"/>
          <table:table-cell table:style-name="ce2" table:formula="of:=AVERAGE([.C33:.G33])" office:value-type="string" office:string-value="" calcext:value-type="error">
            <text:p>#DIV/0!</text:p>
          </table:table-cell>
          <table:table-cell table:style-name="ce7" table:formula="of:=IF([.G33]&gt;([.K$1]*[.K$2]%);&quot;REPROV FALTA&quot;&amp;T(ORG.OPENOFFICE.STYLE(&quot;REPROV FALTAS&quot;));IF([.H33]&gt;=[.K$3];&quot;APROV NOTA&quot;&amp;T(ORG.OPENOFFICE.STYLE(&quot;APROV NOTA&quot;));IF(AND([.H33]&gt;=5;[.H33]&lt;[.K$3]);&quot;EXAME&quot;&amp;T(ORG.OPENOFFICE.STYLE(&quot;EXAME&quot;));&quot;REPROV NOTA&quot;&amp;T(ORG.OPENOFFICE.STYLE(&quot;REPROV NOTA&quot;))))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 33</text:p>
          </table:table-cell>
          <table:table-cell office:value-type="string" calcext:value-type="string">
            <text:p>Last name 33</text:p>
          </table:table-cell>
          <table:table-cell table:style-name="ce6" table:number-columns-repeated="5"/>
          <table:table-cell table:style-name="ce2" table:formula="of:=AVERAGE([.C34:.G34])" office:value-type="string" office:string-value="" calcext:value-type="error">
            <text:p>#DIV/0!</text:p>
          </table:table-cell>
          <table:table-cell table:style-name="ce7" table:formula="of:=IF([.G34]&gt;([.K$1]*[.K$2]%);&quot;REPROV FALTA&quot;&amp;T(ORG.OPENOFFICE.STYLE(&quot;REPROV FALTAS&quot;));IF([.H34]&gt;=[.K$3];&quot;APROV NOTA&quot;&amp;T(ORG.OPENOFFICE.STYLE(&quot;APROV NOTA&quot;));IF(AND([.H34]&gt;=5;[.H34]&lt;[.K$3]);&quot;EXAME&quot;&amp;T(ORG.OPENOFFICE.STYLE(&quot;EXAME&quot;));&quot;REPROV NOTA&quot;&amp;T(ORG.OPENOFFICE.STYLE(&quot;REPROV NOTA&quot;))))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 34</text:p>
          </table:table-cell>
          <table:table-cell office:value-type="string" calcext:value-type="string">
            <text:p>Last name 34</text:p>
          </table:table-cell>
          <table:table-cell table:style-name="ce6" table:number-columns-repeated="5"/>
          <table:table-cell table:style-name="ce2" table:formula="of:=AVERAGE([.C35:.G35])" office:value-type="string" office:string-value="" calcext:value-type="error">
            <text:p>#DIV/0!</text:p>
          </table:table-cell>
          <table:table-cell table:style-name="ce7" table:formula="of:=IF([.G35]&gt;([.K$1]*[.K$2]%);&quot;REPROV FALTA&quot;&amp;T(ORG.OPENOFFICE.STYLE(&quot;REPROV FALTAS&quot;));IF([.H35]&gt;=[.K$3];&quot;APROV NOTA&quot;&amp;T(ORG.OPENOFFICE.STYLE(&quot;APROV NOTA&quot;));IF(AND([.H35]&gt;=5;[.H35]&lt;[.K$3]);&quot;EXAME&quot;&amp;T(ORG.OPENOFFICE.STYLE(&quot;EXAME&quot;));&quot;REPROV NOTA&quot;&amp;T(ORG.OPENOFFICE.STYLE(&quot;REPROV NOTA&quot;))))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 35</text:p>
          </table:table-cell>
          <table:table-cell office:value-type="string" calcext:value-type="string">
            <text:p>Last name 35</text:p>
          </table:table-cell>
          <table:table-cell table:style-name="ce6" table:number-columns-repeated="5"/>
          <table:table-cell table:style-name="ce2" table:formula="of:=AVERAGE([.C36:.G36])" office:value-type="string" office:string-value="" calcext:value-type="error">
            <text:p>#DIV/0!</text:p>
          </table:table-cell>
          <table:table-cell table:style-name="ce7" table:formula="of:=IF([.G36]&gt;([.K$1]*[.K$2]%);&quot;REPROV FALTA&quot;&amp;T(ORG.OPENOFFICE.STYLE(&quot;REPROV FALTAS&quot;));IF([.H36]&gt;=[.K$3];&quot;APROV NOTA&quot;&amp;T(ORG.OPENOFFICE.STYLE(&quot;APROV NOTA&quot;));IF(AND([.H36]&gt;=5;[.H36]&lt;[.K$3]);&quot;EXAME&quot;&amp;T(ORG.OPENOFFICE.STYLE(&quot;EXAME&quot;));&quot;REPROV NOTA&quot;&amp;T(ORG.OPENOFFICE.STYLE(&quot;REPROV NOTA&quot;))))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 36</text:p>
          </table:table-cell>
          <table:table-cell office:value-type="string" calcext:value-type="string">
            <text:p>Last name 36</text:p>
          </table:table-cell>
          <table:table-cell table:style-name="ce6" table:number-columns-repeated="5"/>
          <table:table-cell table:style-name="ce2" table:formula="of:=AVERAGE([.C37:.G37])" office:value-type="string" office:string-value="" calcext:value-type="error">
            <text:p>#DIV/0!</text:p>
          </table:table-cell>
          <table:table-cell table:style-name="ce7" table:formula="of:=IF([.G37]&gt;([.K$1]*[.K$2]%);&quot;REPROV FALTA&quot;&amp;T(ORG.OPENOFFICE.STYLE(&quot;REPROV FALTAS&quot;));IF([.H37]&gt;=[.K$3];&quot;APROV NOTA&quot;&amp;T(ORG.OPENOFFICE.STYLE(&quot;APROV NOTA&quot;));IF(AND([.H37]&gt;=5;[.H37]&lt;[.K$3]);&quot;EXAME&quot;&amp;T(ORG.OPENOFFICE.STYLE(&quot;EXAME&quot;));&quot;REPROV NOTA&quot;&amp;T(ORG.OPENOFFICE.STYLE(&quot;REPROV NOTA&quot;))))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 37</text:p>
          </table:table-cell>
          <table:table-cell office:value-type="string" calcext:value-type="string">
            <text:p>Last name 37</text:p>
          </table:table-cell>
          <table:table-cell table:style-name="ce6" table:number-columns-repeated="5"/>
          <table:table-cell table:style-name="ce2" table:formula="of:=AVERAGE([.C38:.G38])" office:value-type="string" office:string-value="" calcext:value-type="error">
            <text:p>#DIV/0!</text:p>
          </table:table-cell>
          <table:table-cell table:style-name="ce7" table:formula="of:=IF([.G38]&gt;([.K$1]*[.K$2]%);&quot;REPROV FALTA&quot;&amp;T(ORG.OPENOFFICE.STYLE(&quot;REPROV FALTAS&quot;));IF([.H38]&gt;=[.K$3];&quot;APROV NOTA&quot;&amp;T(ORG.OPENOFFICE.STYLE(&quot;APROV NOTA&quot;));IF(AND([.H38]&gt;=5;[.H38]&lt;[.K$3]);&quot;EXAME&quot;&amp;T(ORG.OPENOFFICE.STYLE(&quot;EXAME&quot;));&quot;REPROV NOTA&quot;&amp;T(ORG.OPENOFFICE.STYLE(&quot;REPROV NOTA&quot;))))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 38</text:p>
          </table:table-cell>
          <table:table-cell office:value-type="string" calcext:value-type="string">
            <text:p>Last name 38</text:p>
          </table:table-cell>
          <table:table-cell table:style-name="ce6" table:number-columns-repeated="5"/>
          <table:table-cell table:style-name="ce2" table:formula="of:=AVERAGE([.C39:.G39])" office:value-type="string" office:string-value="" calcext:value-type="error">
            <text:p>#DIV/0!</text:p>
          </table:table-cell>
          <table:table-cell table:style-name="ce7" table:formula="of:=IF([.G39]&gt;([.K$1]*[.K$2]%);&quot;REPROV FALTA&quot;&amp;T(ORG.OPENOFFICE.STYLE(&quot;REPROV FALTAS&quot;));IF([.H39]&gt;=[.K$3];&quot;APROV NOTA&quot;&amp;T(ORG.OPENOFFICE.STYLE(&quot;APROV NOTA&quot;));IF(AND([.H39]&gt;=5;[.H39]&lt;[.K$3]);&quot;EXAME&quot;&amp;T(ORG.OPENOFFICE.STYLE(&quot;EXAME&quot;));&quot;REPROV NOTA&quot;&amp;T(ORG.OPENOFFICE.STYLE(&quot;REPROV NOTA&quot;))))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 39</text:p>
          </table:table-cell>
          <table:table-cell office:value-type="string" calcext:value-type="string">
            <text:p>Last name 39</text:p>
          </table:table-cell>
          <table:table-cell table:style-name="ce6" table:number-columns-repeated="5"/>
          <table:table-cell table:style-name="ce2" table:formula="of:=AVERAGE([.C40:.G40])" office:value-type="string" office:string-value="" calcext:value-type="error">
            <text:p>#DIV/0!</text:p>
          </table:table-cell>
          <table:table-cell table:style-name="ce7" table:formula="of:=IF([.G40]&gt;([.K$1]*[.K$2]%);&quot;REPROV FALTA&quot;&amp;T(ORG.OPENOFFICE.STYLE(&quot;REPROV FALTAS&quot;));IF([.H40]&gt;=[.K$3];&quot;APROV NOTA&quot;&amp;T(ORG.OPENOFFICE.STYLE(&quot;APROV NOTA&quot;));IF(AND([.H40]&gt;=5;[.H40]&lt;[.K$3]);&quot;EXAME&quot;&amp;T(ORG.OPENOFFICE.STYLE(&quot;EXAME&quot;));&quot;REPROV NOTA&quot;&amp;T(ORG.OPENOFFICE.STYLE(&quot;REPROV NOTA&quot;))))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 40</text:p>
          </table:table-cell>
          <table:table-cell office:value-type="string" calcext:value-type="string">
            <text:p>Last name 40</text:p>
          </table:table-cell>
          <table:table-cell table:style-name="ce6" table:number-columns-repeated="5"/>
          <table:table-cell table:style-name="ce2" table:formula="of:=AVERAGE([.C41:.G41])" office:value-type="string" office:string-value="" calcext:value-type="error">
            <text:p>#DIV/0!</text:p>
          </table:table-cell>
          <table:table-cell table:style-name="ce7" table:formula="of:=IF([.G41]&gt;([.K$1]*[.K$2]%);&quot;REPROV FALTA&quot;&amp;T(ORG.OPENOFFICE.STYLE(&quot;REPROV FALTAS&quot;));IF([.H41]&gt;=[.K$3];&quot;APROV NOTA&quot;&amp;T(ORG.OPENOFFICE.STYLE(&quot;APROV NOTA&quot;));IF(AND([.H41]&gt;=5;[.H41]&lt;[.K$3]);&quot;EXAME&quot;&amp;T(ORG.OPENOFFICE.STYLE(&quot;EXAME&quot;));&quot;REPROV NOTA&quot;&amp;T(ORG.OPENOFFICE.STYLE(&quot;REPROV NOTA&quot;))))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 41</text:p>
          </table:table-cell>
          <table:table-cell office:value-type="string" calcext:value-type="string">
            <text:p>Last name 41</text:p>
          </table:table-cell>
          <table:table-cell table:style-name="ce6" table:number-columns-repeated="5"/>
          <table:table-cell table:style-name="ce2" table:formula="of:=AVERAGE([.C42:.G42])" office:value-type="string" office:string-value="" calcext:value-type="error">
            <text:p>#DIV/0!</text:p>
          </table:table-cell>
          <table:table-cell table:style-name="ce7" table:formula="of:=IF([.G42]&gt;([.K$1]*[.K$2]%);&quot;REPROV FALTA&quot;&amp;T(ORG.OPENOFFICE.STYLE(&quot;REPROV FALTAS&quot;));IF([.H42]&gt;=[.K$3];&quot;APROV NOTA&quot;&amp;T(ORG.OPENOFFICE.STYLE(&quot;APROV NOTA&quot;));IF(AND([.H42]&gt;=5;[.H42]&lt;[.K$3]);&quot;EXAME&quot;&amp;T(ORG.OPENOFFICE.STYLE(&quot;EXAME&quot;));&quot;REPROV NOTA&quot;&amp;T(ORG.OPENOFFICE.STYLE(&quot;REPROV NOTA&quot;))))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 42</text:p>
          </table:table-cell>
          <table:table-cell office:value-type="string" calcext:value-type="string">
            <text:p>Last name 42</text:p>
          </table:table-cell>
          <table:table-cell table:style-name="ce6" table:number-columns-repeated="5"/>
          <table:table-cell table:style-name="ce2" table:formula="of:=AVERAGE([.C43:.G43])" office:value-type="string" office:string-value="" calcext:value-type="error">
            <text:p>#DIV/0!</text:p>
          </table:table-cell>
          <table:table-cell table:style-name="ce7" table:formula="of:=IF([.G43]&gt;([.K$1]*[.K$2]%);&quot;REPROV FALTA&quot;&amp;T(ORG.OPENOFFICE.STYLE(&quot;REPROV FALTAS&quot;));IF([.H43]&gt;=[.K$3];&quot;APROV NOTA&quot;&amp;T(ORG.OPENOFFICE.STYLE(&quot;APROV NOTA&quot;));IF(AND([.H43]&gt;=5;[.H43]&lt;[.K$3]);&quot;EXAME&quot;&amp;T(ORG.OPENOFFICE.STYLE(&quot;EXAME&quot;));&quot;REPROV NOTA&quot;&amp;T(ORG.OPENOFFICE.STYLE(&quot;REPROV NOTA&quot;))))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 43</text:p>
          </table:table-cell>
          <table:table-cell office:value-type="string" calcext:value-type="string">
            <text:p>Last name 43</text:p>
          </table:table-cell>
          <table:table-cell table:style-name="ce6" table:number-columns-repeated="5"/>
          <table:table-cell table:style-name="ce2" table:formula="of:=AVERAGE([.C44:.G44])" office:value-type="string" office:string-value="" calcext:value-type="error">
            <text:p>#DIV/0!</text:p>
          </table:table-cell>
          <table:table-cell table:style-name="ce7" table:formula="of:=IF([.G44]&gt;([.K$1]*[.K$2]%);&quot;REPROV FALTA&quot;&amp;T(ORG.OPENOFFICE.STYLE(&quot;REPROV FALTAS&quot;));IF([.H44]&gt;=[.K$3];&quot;APROV NOTA&quot;&amp;T(ORG.OPENOFFICE.STYLE(&quot;APROV NOTA&quot;));IF(AND([.H44]&gt;=5;[.H44]&lt;[.K$3]);&quot;EXAME&quot;&amp;T(ORG.OPENOFFICE.STYLE(&quot;EXAME&quot;));&quot;REPROV NOTA&quot;&amp;T(ORG.OPENOFFICE.STYLE(&quot;REPROV NOTA&quot;))))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 44</text:p>
          </table:table-cell>
          <table:table-cell office:value-type="string" calcext:value-type="string">
            <text:p>Last name 44</text:p>
          </table:table-cell>
          <table:table-cell table:style-name="ce6" table:number-columns-repeated="5"/>
          <table:table-cell table:style-name="ce2" table:formula="of:=AVERAGE([.C45:.G45])" office:value-type="string" office:string-value="" calcext:value-type="error">
            <text:p>#DIV/0!</text:p>
          </table:table-cell>
          <table:table-cell table:style-name="ce7" table:formula="of:=IF([.G45]&gt;([.K$1]*[.K$2]%);&quot;REPROV FALTA&quot;&amp;T(ORG.OPENOFFICE.STYLE(&quot;REPROV FALTAS&quot;));IF([.H45]&gt;=[.K$3];&quot;APROV NOTA&quot;&amp;T(ORG.OPENOFFICE.STYLE(&quot;APROV NOTA&quot;));IF(AND([.H45]&gt;=5;[.H45]&lt;[.K$3]);&quot;EXAME&quot;&amp;T(ORG.OPENOFFICE.STYLE(&quot;EXAME&quot;));&quot;REPROV NOTA&quot;&amp;T(ORG.OPENOFFICE.STYLE(&quot;REPROV NOTA&quot;))))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 45</text:p>
          </table:table-cell>
          <table:table-cell office:value-type="string" calcext:value-type="string">
            <text:p>Last name 45</text:p>
          </table:table-cell>
          <table:table-cell table:style-name="ce6" table:number-columns-repeated="5"/>
          <table:table-cell table:style-name="ce2" table:formula="of:=AVERAGE([.C46:.G46])" office:value-type="string" office:string-value="" calcext:value-type="error">
            <text:p>#DIV/0!</text:p>
          </table:table-cell>
          <table:table-cell table:style-name="ce7" table:formula="of:=IF([.G46]&gt;([.K$1]*[.K$2]%);&quot;REPROV FALTA&quot;&amp;T(ORG.OPENOFFICE.STYLE(&quot;REPROV FALTAS&quot;));IF([.H46]&gt;=[.K$3];&quot;APROV NOTA&quot;&amp;T(ORG.OPENOFFICE.STYLE(&quot;APROV NOTA&quot;));IF(AND([.H46]&gt;=5;[.H46]&lt;[.K$3]);&quot;EXAME&quot;&amp;T(ORG.OPENOFFICE.STYLE(&quot;EXAME&quot;));&quot;REPROV NOTA&quot;&amp;T(ORG.OPENOFFICE.STYLE(&quot;REPROV NOTA&quot;))))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 46</text:p>
          </table:table-cell>
          <table:table-cell office:value-type="string" calcext:value-type="string">
            <text:p>Last name 46</text:p>
          </table:table-cell>
          <table:table-cell table:style-name="ce6" table:number-columns-repeated="5"/>
          <table:table-cell table:style-name="ce2" table:formula="of:=AVERAGE([.C47:.G47])" office:value-type="string" office:string-value="" calcext:value-type="error">
            <text:p>#DIV/0!</text:p>
          </table:table-cell>
          <table:table-cell table:style-name="ce7" table:formula="of:=IF([.G47]&gt;([.K$1]*[.K$2]%);&quot;REPROV FALTA&quot;&amp;T(ORG.OPENOFFICE.STYLE(&quot;REPROV FALTAS&quot;));IF([.H47]&gt;=[.K$3];&quot;APROV NOTA&quot;&amp;T(ORG.OPENOFFICE.STYLE(&quot;APROV NOTA&quot;));IF(AND([.H47]&gt;=5;[.H47]&lt;[.K$3]);&quot;EXAME&quot;&amp;T(ORG.OPENOFFICE.STYLE(&quot;EXAME&quot;));&quot;REPROV NOTA&quot;&amp;T(ORG.OPENOFFICE.STYLE(&quot;REPROV NOTA&quot;))))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 47</text:p>
          </table:table-cell>
          <table:table-cell office:value-type="string" calcext:value-type="string">
            <text:p>Last name 47</text:p>
          </table:table-cell>
          <table:table-cell table:style-name="ce6" table:number-columns-repeated="5"/>
          <table:table-cell table:style-name="ce2" table:formula="of:=AVERAGE([.C48:.G48])" office:value-type="string" office:string-value="" calcext:value-type="error">
            <text:p>#DIV/0!</text:p>
          </table:table-cell>
          <table:table-cell table:style-name="ce7" table:formula="of:=IF([.G48]&gt;([.K$1]*[.K$2]%);&quot;REPROV FALTA&quot;&amp;T(ORG.OPENOFFICE.STYLE(&quot;REPROV FALTAS&quot;));IF([.H48]&gt;=[.K$3];&quot;APROV NOTA&quot;&amp;T(ORG.OPENOFFICE.STYLE(&quot;APROV NOTA&quot;));IF(AND([.H48]&gt;=5;[.H48]&lt;[.K$3]);&quot;EXAME&quot;&amp;T(ORG.OPENOFFICE.STYLE(&quot;EXAME&quot;));&quot;REPROV NOTA&quot;&amp;T(ORG.OPENOFFICE.STYLE(&quot;REPROV NOTA&quot;))))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 48</text:p>
          </table:table-cell>
          <table:table-cell office:value-type="string" calcext:value-type="string">
            <text:p>Last name 48</text:p>
          </table:table-cell>
          <table:table-cell table:style-name="ce6" table:number-columns-repeated="5"/>
          <table:table-cell table:style-name="ce2" table:formula="of:=AVERAGE([.C49:.G49])" office:value-type="string" office:string-value="" calcext:value-type="error">
            <text:p>#DIV/0!</text:p>
          </table:table-cell>
          <table:table-cell table:style-name="ce7" table:formula="of:=IF([.G49]&gt;([.K$1]*[.K$2]%);&quot;REPROV FALTA&quot;&amp;T(ORG.OPENOFFICE.STYLE(&quot;REPROV FALTAS&quot;));IF([.H49]&gt;=[.K$3];&quot;APROV NOTA&quot;&amp;T(ORG.OPENOFFICE.STYLE(&quot;APROV NOTA&quot;));IF(AND([.H49]&gt;=5;[.H49]&lt;[.K$3]);&quot;EXAME&quot;&amp;T(ORG.OPENOFFICE.STYLE(&quot;EXAME&quot;));&quot;REPROV NOTA&quot;&amp;T(ORG.OPENOFFICE.STYLE(&quot;REPROV NOTA&quot;))))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 table:number-rows-repeated="48">
          <table:table-cell table:style-name="Default" table:number-columns-repeated="2"/>
          <table:table-cell table:number-columns-repeated="15"/>
        </table:table-row>
        <table:table-row table:style-name="ro1" table:number-rows-repeated="1048475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Planilha3" table:style-name="ta1">
        <table:table-column table:style-name="co7" table:default-cell-style-name="Default"/>
        <table:table-row table:style-name="ro1">
          <table:table-cell office:value-type="string" calcext:value-type="string">
            <text:p><text:span text:style-name="T4">SE(</text:span><text:span text:style-name="T5">G2</text:span><text:span text:style-name="T4">&gt;(</text:span><text:span text:style-name="T6">K$1</text:span><text:span text:style-name="T4">*K$2%);"REPROV FALTAS";SE(H2&lt;5;”REPROV NOTA”;SE(H2&gt;=5;”EXAME”;SE(H2&lt;7;”EXAME”;SE(H2&gt;=7;”APROV NOTA”;””)))))</text:span></text:p>
          </table:table-cell>
        </table:table-row>
      </table:table>
      <table:named-expressions/>
      <table:database-ranges>
        <table:database-range table:name="__Anonymous_Sheet_DB__0" table:target-range-address="Planilha2.A2:Planilha2.B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PROV_20_NOTA" style:display-name="APROV NOTA" style:family="table-cell" style:parent-style-name="Default">
      <style:text-properties fo:color="#2a6099"/>
    </style:style>
    <style:style style:name="REPROV_20_NOTA" style:display-name="REPROV NOTA" style:family="table-cell" style:parent-style-name="Default">
      <style:text-properties fo:color="#ff4000"/>
    </style:style>
    <style:style style:name="EXAME" style:family="table-cell" style:parent-style-name="Default">
      <style:table-cell-properties fo:background-color="#808080"/>
      <style:text-properties fo:color="#ffff00"/>
    </style:style>
    <style:style style:name="REPROV_20_FALTAS" style:display-name="REPROV FALTAS" style:family="table-cell" style:parent-style-name="Default">
      <style:text-properties fo:color="#1584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4">00/00/0000</text:date>, <text:time style:data-style-name="N2" text:time-value="17:06:32.86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24T17:07:53.429000000</dc:date>
    <meta:editing-duration>PT9M57S</meta:editing-duration>
    <meta:editing-cycles>4</meta:editing-cycles>
    <meta:generator>LibreOffice/6.2.0.3$Windows_X86_64 LibreOffice_project/98c6a8a1c6c7b144ce3cc729e34964b47ce25d62</meta:generator>
    <meta:document-statistic meta:table-count="2" meta:cell-count="208" meta:object-count="0"/>
  </office:meta>
</office:document-meta>
</file>